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0c7004"/>
    </style:style>
    <style:style style:name="P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0d4728"/>
    </style:style>
    <style:style style:name="P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0e858c"/>
    </style:style>
    <style:style style:name="P6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officeooo:paragraph-rsid="000e858c"/>
    </style:style>
    <style:style style:name="P7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0fe819"/>
    </style:style>
    <style:style style:name="P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12b02"/>
    </style:style>
    <style:style style:name="P1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435e6"/>
    </style:style>
    <style:style style:name="P1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63069"/>
    </style:style>
    <style:style style:name="P1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695be"/>
    </style:style>
    <style:style style:name="P1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6ca9b"/>
    </style:style>
    <style:style style:name="P1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82f66"/>
    </style:style>
    <style:style style:name="P1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8d084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officeooo:paragraph-rsid="00112b02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officeooo:paragraph-rsid="001435e6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officeooo:paragraph-rsid="00163069"/>
    </style:style>
    <style:style style:name="P20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officeooo:paragraph-rsid="000fe819"/>
    </style:style>
    <style:style style:name="P21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officeooo:paragraph-rsid="00112b02"/>
    </style:style>
    <style:style style:name="P22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officeooo:paragraph-rsid="001435e6"/>
    </style:style>
    <style:style style:name="P23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officeooo:paragraph-rsid="00163069"/>
    </style:style>
    <style:style style:name="P24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officeooo:paragraph-rsid="001695be"/>
    </style:style>
    <style:style style:name="P25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officeooo:paragraph-rsid="0016ca9b"/>
    </style:style>
    <style:style style:name="P26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officeooo:paragraph-rsid="0018d084"/>
    </style:style>
    <style:style style:name="T1" style:family="text">
      <style:text-properties fo:font-variant="normal" fo:text-transform="none" fo:color="#24292f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4292f" style:font-name="ui-monospace" fo:font-size="9.75pt" fo:letter-spacing="normal" fo:font-style="normal" fo:font-weight="normal" officeooo:rsid="000a9cf9" fo:background-color="transparent" loext:char-shading-value="0" loext:padding="0cm" loext:border="none"/>
    </style:style>
    <style:style style:name="T3" style:family="text">
      <style:text-properties fo:font-variant="normal" fo:text-transform="none" fo:color="#24292f" style:font-name="ui-monospace" fo:font-size="9.75pt" fo:letter-spacing="normal" fo:font-style="normal" fo:font-weight="normal" officeooo:rsid="000a9cf9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4" style:family="text">
      <style:text-properties fo:font-variant="normal" fo:text-transform="none" fo:color="#24292f" style:font-name="ui-monospace" fo:font-size="9.75pt" fo:letter-spacing="normal" fo:font-style="normal" fo:font-weight="normal" officeooo:rsid="000c0f83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5" style:family="text">
      <style:text-properties fo:font-variant="normal" fo:text-transform="none" fo:color="#24292f" style:font-name="ui-monospace" fo:font-size="9.75pt" fo:letter-spacing="normal" fo:font-style="normal" fo:font-weight="normal" officeooo:rsid="000c7004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6" style:family="text">
      <style:text-properties fo:font-variant="normal" fo:text-transform="none" fo:color="#24292f" style:font-name="ui-monospace" fo:font-size="9.75pt" fo:letter-spacing="normal" fo:font-style="normal" fo:font-weight="normal" officeooo:rsid="000d4728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7" style:family="text">
      <style:text-properties fo:font-variant="normal" fo:text-transform="none" fo:color="#24292f" style:font-name="ui-monospace" fo:font-size="9.75pt" fo:letter-spacing="normal" fo:font-style="normal" fo:font-weight="normal" officeooo:rsid="000e858c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8" style:family="text">
      <style:text-properties fo:font-variant="normal" fo:text-transform="none" fo:color="#24292f" style:font-name="ui-monospace" fo:font-size="9.75pt" fo:letter-spacing="normal" fo:font-style="normal" fo:font-weight="normal" officeooo:rsid="000fe819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9" style:family="text">
      <style:text-properties fo:font-variant="normal" fo:text-transform="none" fo:color="#24292f" style:font-name="ui-monospace" fo:font-size="9.75pt" fo:letter-spacing="normal" fo:font-style="normal" fo:font-weight="normal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0" style:family="text">
      <style:text-properties fo:font-variant="normal" fo:text-transform="none" fo:color="#24292f" style:font-name="ui-monospace" fo:font-size="9.75pt" fo:letter-spacing="normal" fo:font-style="normal" fo:font-weight="normal" officeooo:rsid="00112b02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1" style:family="text">
      <style:text-properties fo:font-variant="normal" fo:text-transform="none" fo:color="#24292f" style:font-name="ui-monospace" fo:font-size="9.75pt" fo:letter-spacing="normal" fo:font-style="normal" fo:font-weight="normal" officeooo:rsid="0012ca22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2" style:family="text">
      <style:text-properties fo:font-variant="normal" fo:text-transform="none" fo:color="#24292f" style:font-name="ui-monospace" fo:font-size="9.75pt" fo:letter-spacing="normal" fo:font-style="normal" fo:font-weight="normal" officeooo:rsid="001435e6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3" style:family="text">
      <style:text-properties fo:font-variant="normal" fo:text-transform="none" fo:color="#24292f" style:font-name="ui-monospace" fo:font-size="9.75pt" fo:letter-spacing="normal" fo:font-style="normal" fo:font-weight="normal" officeooo:rsid="00163069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4" style:family="text">
      <style:text-properties fo:font-variant="normal" fo:text-transform="none" fo:color="#24292f" style:font-name="ui-monospace" fo:font-size="9.75pt" fo:letter-spacing="normal" fo:font-style="normal" fo:font-weight="normal" officeooo:rsid="001695be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5" style:family="text">
      <style:text-properties fo:font-variant="normal" fo:text-transform="none" fo:color="#24292f" style:font-name="ui-monospace" fo:font-size="9.75pt" fo:letter-spacing="normal" fo:font-style="normal" fo:font-weight="normal" officeooo:rsid="0016ca9b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6" style:family="text">
      <style:text-properties fo:font-variant="normal" fo:text-transform="none" fo:color="#24292f" style:font-name="ui-monospace" fo:font-size="9.75pt" fo:letter-spacing="normal" fo:font-style="normal" fo:font-weight="normal" officeooo:rsid="00170ebb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7" style:family="text">
      <style:text-properties fo:font-variant="normal" fo:text-transform="none" fo:color="#24292f" style:font-name="ui-monospace" fo:font-size="9.75pt" fo:letter-spacing="normal" fo:font-style="normal" fo:font-weight="normal" officeooo:rsid="00182f66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8" style:family="text">
      <style:text-properties fo:font-variant="normal" fo:text-transform="none" fo:color="#24292f" style:font-name="ui-monospace" fo:font-size="9.75pt" fo:letter-spacing="normal" fo:font-style="normal" fo:font-weight="normal" officeooo:rsid="0019834b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19" style:family="text">
      <style:text-properties fo:font-variant="normal" fo:text-transform="none" fo:color="#24292f" style:font-name="ui-monospace" fo:font-size="9.75pt" fo:letter-spacing="normal" fo:font-style="normal" fo:font-weight="normal" officeooo:rsid="001695be" fo:background-color="transparent" loext:char-shading-value="0" style:font-name-asian="Noto Sans Mono CJK SC" style:font-name-complex="Liberation Mono" loext:padding="0cm" loext:border="none"/>
    </style:style>
    <style:style style:name="T20" style:family="text">
      <style:text-properties fo:font-variant="normal" fo:text-transform="none" fo:color="#24292f" style:font-name="ui-monospace" fo:font-size="9.75pt" fo:letter-spacing="normal" fo:font-style="normal" fo:font-weight="normal" officeooo:rsid="0016ca9b" fo:background-color="transparent" loext:char-shading-value="0" style:font-name-asian="Noto Sans Mono CJK SC" style:font-name-complex="Liberation Mono" loext:padding="0cm" loext:border="none"/>
    </style:style>
    <style:style style:name="T21" style:family="text">
      <style:text-properties fo:font-variant="normal" fo:text-transform="none" fo:color="#24292f" style:font-name="ui-monospace" fo:font-size="9.75pt" fo:letter-spacing="normal" fo:font-style="normal" fo:font-weight="normal" officeooo:rsid="000c0f83" fo:background-color="transparent" loext:char-shading-value="0" loext:padding="0cm" loext:border="none"/>
    </style:style>
    <style:style style:name="T22" style:family="text">
      <style:text-properties fo:font-variant="normal" fo:text-transform="none" fo:color="#24292f" style:font-name="ui-monospace" fo:font-size="9.75pt" fo:letter-spacing="normal" fo:font-style="normal" fo:font-weight="normal" officeooo:rsid="000c7004" fo:background-color="transparent" loext:char-shading-value="0" loext:padding="0cm" loext:border="none"/>
    </style:style>
    <style:style style:name="T23" style:family="text">
      <style:text-properties fo:font-variant="normal" fo:text-transform="none" fo:color="#24292f" style:font-name="ui-monospace" fo:font-size="9.75pt" fo:letter-spacing="normal" fo:font-style="normal" fo:font-weight="normal" officeooo:rsid="000d4728" fo:background-color="transparent" loext:char-shading-value="0" loext:padding="0cm" loext:border="none"/>
    </style:style>
    <style:style style:name="T24" style:family="text">
      <style:text-properties fo:font-variant="normal" fo:text-transform="none" fo:color="#24292f" style:font-name="ui-monospace" fo:font-size="9.75pt" fo:letter-spacing="normal" fo:font-style="normal" fo:font-weight="normal" officeooo:rsid="000e858c" fo:background-color="transparent" loext:char-shading-value="0" loext:padding="0cm" loext:border="none"/>
    </style:style>
    <style:style style:name="T25" style:family="text">
      <style:text-properties fo:font-variant="normal" fo:text-transform="none" fo:color="#24292f" style:font-name="ui-monospace" fo:font-size="9.75pt" fo:letter-spacing="normal" fo:font-style="normal" fo:font-weight="normal" officeooo:rsid="000fe819" fo:background-color="transparent" loext:char-shading-value="0" loext:padding="0cm" loext:border="none"/>
    </style:style>
    <style:style style:name="T26" style:family="text">
      <style:text-properties fo:font-variant="normal" fo:text-transform="none" fo:color="#24292f" style:font-name="ui-monospace" fo:font-size="9.75pt" fo:letter-spacing="normal" fo:font-style="normal" fo:font-weight="normal" officeooo:rsid="00112b02" fo:background-color="transparent" loext:char-shading-value="0" loext:padding="0cm" loext:border="none"/>
    </style:style>
    <style:style style:name="T27" style:family="text">
      <style:text-properties fo:font-variant="normal" fo:text-transform="none" fo:color="#24292f" style:font-name="ui-monospace" fo:font-size="9.75pt" fo:letter-spacing="normal" fo:font-style="normal" fo:font-weight="normal" officeooo:rsid="0012ca22" fo:background-color="transparent" loext:char-shading-value="0" loext:padding="0cm" loext:border="none"/>
    </style:style>
    <style:style style:name="T28" style:family="text">
      <style:text-properties fo:font-variant="normal" fo:text-transform="none" fo:color="#24292f" style:font-name="ui-monospace" fo:font-size="9.75pt" fo:letter-spacing="normal" fo:font-style="normal" fo:font-weight="normal" officeooo:rsid="0012ca22" fo:background-color="transparent" loext:char-shading-value="0" style:font-size-asian="10pt" style:font-size-complex="10pt" loext:padding="0cm" loext:border="none"/>
    </style:style>
    <style:style style:name="T29" style:family="text">
      <style:text-properties fo:font-variant="normal" fo:text-transform="none" fo:color="#24292f" style:font-name="ui-monospace" fo:font-size="9.75pt" fo:letter-spacing="normal" fo:font-style="normal" fo:font-weight="normal" officeooo:rsid="001435e6" fo:background-color="transparent" loext:char-shading-value="0" style:font-size-asian="10pt" style:font-size-complex="10pt" loext:padding="0cm" loext:border="none"/>
    </style:style>
    <style:style style:name="T30" style:family="text">
      <style:text-properties fo:font-variant="normal" fo:text-transform="none" fo:color="#24292f" style:font-name="ui-monospace" fo:font-size="9.75pt" fo:letter-spacing="normal" fo:font-style="normal" fo:font-weight="normal" officeooo:rsid="00170ebb" fo:background-color="transparent" loext:char-shading-value="0" style:font-size-asian="10pt" style:font-size-complex="10pt" loext:padding="0cm" loext:border="none"/>
    </style:style>
    <style:style style:name="T31" style:family="text">
      <style:text-properties fo:font-variant="normal" fo:text-transform="none" fo:color="#24292f" style:font-name="ui-monospace" fo:font-size="9.75pt" fo:letter-spacing="normal" fo:font-style="normal" fo:font-weight="normal" officeooo:rsid="001435e6" fo:background-color="transparent" loext:char-shading-value="0" loext:padding="0cm" loext:border="none"/>
    </style:style>
    <style:style style:name="T32" style:family="text">
      <style:text-properties fo:font-variant="normal" fo:text-transform="none" fo:color="#24292f" style:font-name="ui-monospace" fo:font-size="9.75pt" fo:letter-spacing="normal" fo:font-style="normal" fo:font-weight="normal" officeooo:rsid="00163069" fo:background-color="transparent" loext:char-shading-value="0" loext:padding="0cm" loext:border="none"/>
    </style:style>
    <style:style style:name="T33" style:family="text">
      <style:text-properties fo:font-variant="normal" fo:text-transform="none" fo:color="#24292f" style:font-name="ui-monospace" fo:font-size="9.75pt" fo:letter-spacing="normal" fo:font-style="normal" fo:font-weight="normal" officeooo:rsid="001695be" fo:background-color="transparent" loext:char-shading-value="0" loext:padding="0cm" loext:border="none"/>
    </style:style>
    <style:style style:name="T34" style:family="text">
      <style:text-properties fo:font-variant="normal" fo:text-transform="none" fo:color="#24292f" style:font-name="ui-monospace" fo:font-size="9.75pt" fo:letter-spacing="normal" fo:font-style="normal" fo:font-weight="normal" officeooo:rsid="0016ca9b" fo:background-color="transparent" loext:char-shading-value="0" loext:padding="0cm" loext:border="none"/>
    </style:style>
    <style:style style:name="T35" style:family="text">
      <style:text-properties fo:font-variant="normal" fo:text-transform="none" fo:color="#24292f" style:font-name="ui-monospace" fo:font-size="9.75pt" fo:letter-spacing="normal" fo:font-style="normal" fo:font-weight="normal" officeooo:rsid="00182f66" fo:background-color="transparent" loext:char-shading-value="0" loext:padding="0cm" loext:border="none"/>
    </style:style>
    <style:style style:name="T36" style:family="text">
      <style:text-properties fo:font-variant="normal" fo:text-transform="none" fo:color="#24292f" style:font-name="ui-monospace" fo:font-size="9.75pt" fo:letter-spacing="normal" fo:font-style="normal" fo:font-weight="normal" officeooo:rsid="0018d084" fo:background-color="transparent" loext:char-shading-value="0" loext:padding="0cm" loext:border="none"/>
    </style:style>
    <style:style style:name="T37" style:family="text">
      <style:text-properties fo:font-variant="normal" fo:text-transform="none" fo:color="#24292f" fo:letter-spacing="normal" fo:background-color="transparent" loext:char-shading-value="0" loext:padding="0cm" loext:border="none"/>
    </style:style>
    <style:style style:name="T38" style:family="text">
      <style:text-properties fo:font-variant="normal" fo:text-transform="none" fo:color="#24292f" fo:letter-spacing="normal" officeooo:rsid="00163069" fo:background-color="transparent" loext:char-shading-value="0" loext:padding="0cm" loext:border="none"/>
    </style:style>
    <style:style style:name="T39" style:family="text">
      <style:text-properties fo:font-variant="normal" fo:text-transform="none" fo:color="#24292f" fo:font-size="9.75pt" fo:letter-spacing="normal" fo:font-style="normal" fo:font-weight="normal" fo:background-color="transparent" loext:char-shading-value="0" loext:padding="0cm" loext:border="none"/>
    </style:style>
    <style:style style:name="T40" style:family="text">
      <style:text-properties fo:font-variant="normal" fo:text-transform="none" fo:color="#24292f" fo:font-size="9.75pt" fo:letter-spacing="normal" fo:font-style="normal" fo:font-weight="normal" officeooo:rsid="00163069" fo:background-color="transparent" loext:char-shading-value="0" loext:padding="0cm" loext:border="none"/>
    </style:style>
    <style:style style:name="T41" style:family="text">
      <style:text-properties officeooo:rsid="00182f66"/>
    </style:style>
    <style:style style:name="T42" style:family="text">
      <style:text-properties officeooo:rsid="001983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Głowny bohater – Jakub Woźniak:</text:span></text:span></text:p>
      <text:p text:style-name="P1"><text:span text:style-name="Source_20_Text"><text:span text:style-name="T1">-klucznik</text:span></text:span></text:p>
      <text:p text:style-name="P1"><text:span text:style-name="Source_20_Text"><text:span text:style-name="T1">-umięśniony 2metrowy byq, ale nie ma jaj zeby się przeciwstawić</text:span></text:span></text:p>
      <text:p text:style-name="P1"><text:span text:style-name="Source_20_Text"><text:span text:style-name="T1">-tatuaże( klucze)</text:span></text:span></text:p>
      <text:p text:style-name="P1"><text:span text:style-name="Source_20_Text"><text:span text:style-name="T1">- syn kolezanki ducha( innej kucharki- violi, która jest kochanką króla I tak naprawde to jest syn</text:span></text:span></text:p>
      <text:p text:style-name="P1"><text:span text:style-name="Source_20_Text"><text:span text:style-name="T1">krola)</text:span></text:span></text:p>
      <text:p text:style-name="P1"><text:span text:style-name="Source_20_Text"><text:span text:style-name="T1">- ma kule przy nodze bo król wie ze trzeba sie bac jego miesni</text:span></text:span></text:p>
      <text:p text:style-name="P1"><text:span text:style-name="Source_20_Text"><text:span text:style-name="T1"/></text:span></text:p>
      <text:p text:style-name="P1"><text:span text:style-name="Source_20_Text"><text:span text:style-name="T1">Czarownica - Emanuela Worek</text:span></text:span></text:p>
      <text:p text:style-name="P1"><text:span text:style-name="Source_20_Text"><text:span text:style-name="T1">-opanowała magię potężną</text:span></text:span></text:p>
      <text:p text:style-name="P1"><text:span text:style-name="Source_20_Text"><text:span text:style-name="T1">-ma papiery na wózek widłowy</text:span></text:span></text:p>
      <text:p text:style-name="P1"><text:span text:style-name="Source_20_Text"><text:span text:style-name="T1">- stara babka emerytka</text:span></text:span></text:p>
      <text:p text:style-name="P17"><text:span text:style-name="Source_20_Text"><text:span text:style-name="T1">- pomaga porozumieć się z duchem </text:span></text:span></text:p>
      <text:p text:style-name="P17"><text:span text:style-name="Source_20_Text"><text:span text:style-name="T1">– klucznik przychodzi do niej po wizjach</text:span></text:span></text:p>
      <text:p text:style-name="P17"><text:span text:style-name="Source_20_Text"><text:span text:style-name="T1"/></text:span></text:p>
      <text:p text:style-name="P17"><text:span text:style-name="Source_20_Text"><text:span text:style-name="T1">Duch </text:span></text:span></text:p>
      <text:p text:style-name="P17"><text:span text:style-name="Source_20_Text"><text:span text:style-name="T1">- Gienia</text:span></text:span></text:p>
      <text:p text:style-name="P1"><text:span text:style-name="Source_20_Text"><text:span text:style-name="T1">- jej imie jest tajemnicą, której nie wyjawia do pewnego momentu</text:span></text:span></text:p>
      <text:p text:style-name="P1"><text:span text:style-name="Source_20_Text"><text:span text:style-name="T1">- dawna kucharka króla, wrzucona do gara z rosołem za to, że makaron nie był z przepiórczych jaj,</text:span></text:span></text:p>
      <text:p text:style-name="P1"><text:span text:style-name="Source_20_Text"><text:span text:style-name="T1">pragnie zemsty ale jej postać nie pozwala jej ingerować w świat, jedynie może mieć swoich</text:span></text:span></text:p>
      <text:p text:style-name="P1"><text:span text:style-name="Source_20_Text"><text:span text:style-name="T1">wysłanników</text:span></text:span></text:p>
      <text:p text:style-name="P1"><text:span text:style-name="Source_20_Text"><text:span text:style-name="T1">- uwzięła się na kluczniku, wybrała go na swojego przedstawiciela w świecie żywych</text:span></text:span></text:p>
      <text:p text:style-name="P1"><text:span text:style-name="Source_20_Text"><text:span text:style-name="T1">- daje mu wizje nocne we snie, potem w losowych momentach na żywo</text:span></text:span></text:p>
      <text:p text:style-name="P1"><text:span text:style-name="Source_20_Text"><text:span text:style-name="T1">- jedną z nich jest wizja, że jakub przejmuję królestwo po zmarłym królu, duch pokazuje mu</text:span></text:span></text:p>
      <text:p text:style-name="P1"><text:span text:style-name="Source_20_Text"><text:span text:style-name="T1">bogactwo jakie moze mieć, gdy tylko go posłucha</text:span></text:span></text:p>
      <text:p text:style-name="P1"><text:span text:style-name="Source_20_Text"><text:span text:style-name="T1"/></text:span></text:p>
      <text:p text:style-name="P1"><text:span text:style-name="Source_20_Text"><text:span text:style-name="T1">Alchemik - Gerwazy</text:span></text:span></text:p>
      <text:p text:style-name="P1"><text:span text:style-name="Source_20_Text"><text:span text:style-name="T1">-pomaga klucznikowi w stworzeniu mikstury, którą przyprawi własnoręcznie robiony makaron</text:span></text:span></text:p>
      <text:p text:style-name="P1"><text:span text:style-name="Source_20_Text"><text:span text:style-name="T1">przepiórczy, ktory sprawi, że król upadnie</text:span></text:span></text:p>
      <text:p text:style-name="P1"><text:span text:style-name="Source_20_Text"><text:span text:style-name="T1">( w tym momencie, jakub ma rozterki, czy na pewno chce to zrobic. I TU MA 2 OPCJE jesli</text:span></text:span></text:p>
      <text:p text:style-name="P1"><text:span text:style-name="Source_20_Text"><text:span text:style-name="T1">zdecyduje się na podanie trucizny to w zamian za ugotowanie jest zmuszony sprobować tego</text:span></text:span></text:p>
      <text:p text:style-name="P1"><text:span text:style-name="Source_20_Text"><text:span text:style-name="T1">makaronu i umiera, lub jesli nie chce go zabić to alchemik na niego donosi I ten zostaje oskarzony o</text:span></text:span></text:p>
      <text:p text:style-name="P1"><text:span text:style-name="Source_20_Text"><text:span text:style-name="T1">zamach na króla, podczas procesu mowi o duchu, zostaje oskarżony o magie I spalony na stosie)</text:span></text:span></text:p>
      <text:p text:style-name="P1"><text:span text:style-name="Source_20_Text"><text:span text:style-name="T1">- każe klucznikowi znaleźć składnik do makaronu w zamku, to musi być coś związanego z zabitą</text:span></text:span></text:p>
      <text:p text:style-name="P1"><text:span text:style-name="Source_20_Text"><text:span text:style-name="T1">kucharką →szuka jej starego pokoju, dowiaduje sie w nim wiecej o Gieni, jajka nie były jedyną</text:span></text:span></text:p>
      <text:p text:style-name="P1"><text:span text:style-name="Source_20_Text"><text:span text:style-name="T1">przyczyną jej śmierci(to był pretekst), tak na prawdę Gienia była jego matką, co wzmania jego chęć</text:span></text:span></text:p>
      <text:p text:style-name="P1"><text:span text:style-name="Source_20_Text"><text:span text:style-name="T1">zemsty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8"><text:span text:style-name="Source_20_Text"><text:span text:style-name="T31">Dialogi: klucznik i : </text:span></text:span></text:p>
      <text:p text:style-name="P18"><text:span text:style-name="Source_20_Text"><text:span text:style-name="T31">czarownica</text:span></text:span></text:p>
      <text:p text:style-name="P18"><text:span text:style-name="Source_20_Text"><text:span text:style-name="T31">duch</text:span></text:span></text:p>
      <text:p text:style-name="P18"><text:soft-page-break/><text:span text:style-name="Source_20_Text"><text:span text:style-name="T31">kucharze</text:span></text:span></text:p>
      <text:p text:style-name="P18"><text:span text:style-name="Source_20_Text"><text:span text:style-name="T31">matka kucharka</text:span></text:span></text:p>
      <text:p text:style-name="P19"><text:span text:style-name="Source_20_Text"><text:span text:style-name="T32">alchemik</text:span></text:span></text:p>
      <text:p text:style-name="P1"><text:span text:style-name="Source_20_Text"><text:span text:style-name="T1"/></text:span></text:p>
      <text:p text:style-name="P1"><text:span text:style-name="Source_20_Text"><text:span text:style-name="T1"><text:tab/><text:tab/><text:tab/><text:tab/><text:tab/>“Klucznik vs przeznaczenie”</text:span></text:span></text:p>
      <text:p text:style-name="P1"><text:span text:style-name="Source_20_Text"><text:span text:style-name="T1">Historia zaczyna się od snu klucznika. W trakcie tego stanu otrzymuje on wizję władzy I bogactwa</text:span></text:span></text:p>
      <text:p text:style-name="P1"><text:span text:style-name="Source_20_Text"><text:span text:style-name="T1">po zabiciu króla. Na koniec ukazuje mu się duch. Po przebudzeniu jest zaintrygowany sytuacją I</text:span></text:span></text:p>
      <text:p text:style-name="P1"><text:span text:style-name="Source_20_Text"><text:span text:style-name="T1">idzie do swej przyjaciółki wiedźmy Emanueli W.. Po krótkiej rozmowie zostaje rzucony czar</text:span></text:span></text:p>
      <text:p text:style-name="P1"><text:span text:style-name="Source_20_Text"><text:span text:style-name="T1">kontaktu. Czar ten dziala tylko przez minute i już nigdy nie można go powtorzyc wobec jakiejs</text:span></text:span></text:p>
      <text:p text:style-name="P1"><text:span text:style-name="Source_20_Text"><text:span text:style-name="T1">osoby. Sprawia on że jego bariera pomiędzy światem żywych, światem duchów staje się bardzo</text:span></text:span></text:p>
      <text:p text:style-name="P1"><text:span text:style-name="Source_20_Text"><text:span text:style-name="T1">cienka. W kanciapie pojawia się duch, wyznaje że to on pojawil sie we snie. Oferuje klucznikowi,</text:span></text:span></text:p>
      <text:p text:style-name="P1"><text:span text:style-name="Source_20_Text"><text:span text:style-name="T1">że doprowadzi go do władzy, w zamian za małą przysługę. Musi on zabic krola andrzeja. Podaje</text:span></text:span></text:p>
      <text:p text:style-name="P1"><text:span text:style-name="Source_20_Text"><text:span text:style-name="T1">powod dlaczego pragnie zemsty. Zemsta ma wyglądać podobnie jak śmierć Gieni, chce aby zginął</text:span></text:span></text:p>
      <text:p text:style-name="P1"><text:span text:style-name="Source_20_Text"><text:span text:style-name="T1">od zatrutego makaronu. Klucznik udaje sie wiec do alchemika I podaje mu powod wizyty, prosi o</text:span></text:span></text:p>
      <text:p text:style-name="P1"><text:span text:style-name="Source_20_Text"><text:span text:style-name="T1">przyrządzenie makaronu. Ten wysyła go, aby zdobył składnik do makaronu, powiązany z osobą</text:span></text:span></text:p>
      <text:p text:style-name="P1"><text:span text:style-name="Source_20_Text"><text:span text:style-name="T1">pragnąca zemsty.</text:span></text:span></text:p>
      <text:p text:style-name="P1"><text:span text:style-name="Source_20_Text"><text:span text:style-name="T1">Klucznik idzie do domu swojej mamy, kucharki, by dowiedzieć się czegoś o sprawie, ale</text:span></text:span></text:p>
      <text:p text:style-name="P1"><text:span text:style-name="Source_20_Text"><text:span text:style-name="T1">nie ma jej w domu, więc udaje się do kuchni, aby dopytać się pracowników o jej byłe miejce</text:span></text:span></text:p>
      <text:p text:style-name="P1"><text:span text:style-name="Source_20_Text"><text:span text:style-name="T1">zamieszkania. Pyta także co o niej wiedzą, widzi że sprawa jest ukrywana, a pracownicy niechętnie</text:span></text:span></text:p>
      <text:p text:style-name="P1"><text:span text:style-name="Source_20_Text"><text:span text:style-name="T1">o niej mówią (można zrobić dialogi, aby gracz próbował wzbudzić zaufanie w kucharzach – jeśli</text:span></text:span></text:p>
      <text:p text:style-name="P1"><text:span text:style-name="Source_20_Text"><text:span text:style-name="T1">mu się uda, to powiedzą mu, że Gienia była kochanką króla i są w zamku jej dzieci). Klucznik</text:span></text:span></text:p>
      <text:p text:style-name="P1"><text:span text:style-name="Source_20_Text"><text:span text:style-name="T1">wraca do domu matki i ją tam zastaje. Zaczyna wypytywać matki, ale ta zmienia temat. W końcu</text:span></text:span></text:p>
      <text:p text:style-name="P1"><text:span text:style-name="Source_20_Text"><text:span text:style-name="T1">stwierdza, że musi mu wyznać, że jest synem Gieni, wzmacnia do jego chęć zemsty. Dowiaduje się</text:span></text:span></text:p>
      <text:p text:style-name="P1"><text:span text:style-name="Source_20_Text"><text:span text:style-name="T1">też, gdzie mieszkała i dostaje klucz do jej pokoju od matki.</text:span></text:span></text:p>
      <text:p text:style-name="P1"><text:span text:style-name="Source_20_Text"><text:span text:style-name="T1">Klucznik idzie do pokoiku w zamku i znajduje jej pamiętnik(wyswitli się na ekranie otwarty</text:span></text:span></text:p>
      <text:p text:style-name="P1"><text:span text:style-name="Source_20_Text"><text:span text:style-name="T1">po podniesieniu, w którym opisuje swój romans z królem), ksiazke kucharska(z przepsiem na</text:span></text:span></text:p>
      <text:p text:style-name="P1"><text:span text:style-name="Source_20_Text"><text:span text:style-name="T1">rosołek) oraz listy miłosne do króla(!). Wyciąga wniosek, że to on jest bękartem króla, czuje się</text:span></text:span></text:p>
      <text:p text:style-name="P1"><text:span text:style-name="Source_20_Text"><text:span text:style-name="T1">niesprawiedliwie, rozumie, że jej śmierć mogła nie mieć tylko związku z makaronem. Znajduje</text:span></text:span></text:p>
      <text:p text:style-name="P1"><text:span text:style-name="Source_20_Text"><text:span text:style-name="T1">zęba Gieni.</text:span></text:span></text:p>
      <text:p text:style-name="P1"><text:span text:style-name="Source_20_Text"><text:span text:style-name="T1">Klucznik zanosi zęba do alchemika, ten przyrządza trucizne do makaronu i wrecza ją</text:span></text:span></text:p>
      <text:p text:style-name="P1"><text:span text:style-name="Source_20_Text"><text:span text:style-name="T1">klucznikowi. Klucznik zaczyna się wahać, czy na pewno chce to zrobić. Jeśli zrezygnuje, alchemik</text:span></text:span></text:p>
      <text:p text:style-name="P1"><text:span text:style-name="Source_20_Text"><text:span text:style-name="T1">i tak na niego nakabluje(od razu po podjęciu decyzji) i zostanie spalony na stosie. Jeśli wybierze</text:span></text:span></text:p>
      <text:p text:style-name="P1"><text:span text:style-name="Source_20_Text"><text:span text:style-name="T1">zabójstwo:</text:span></text:span></text:p>
      <text:p text:style-name="P1"><text:span text:style-name="Source_20_Text"><text:span text:style-name="T1">skrada się do kuchni, by przyrządzić makaron. Przebiera się za kucharza i podaje danie królowi.</text:span></text:span></text:p>
      <text:p text:style-name="P1"><text:span text:style-name="Source_20_Text"><text:span text:style-name="T1">Król jednak widzi, że to jakiś nowy kucharz, nie ufa mu, więc każe mu spróbować makaronu i</text:span></text:span></text:p>
      <text:p text:style-name="P1"><text:span text:style-name="Source_20_Text"><text:span text:style-name="T1">klucznik umiera.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{</text:span></text:span></text:p>
      <text:p text:style-name="P2"><text:span text:style-name="Source_20_Text"><text:span text:style-name="T37"><text:s text:c="4"/></text:span></text:span><text:span text:style-name="Source_20_Text"><text:span text:style-name="T1">"</text:span></text:span><text:span text:style-name="Source_20_Text"><text:span text:style-name="T3">Czarownica</text:span></text:span><text:span text:style-name="Source_20_Text"><text:span text:style-name="T1">": {</text:span></text:span></text:p>
      <text:p text:style-name="P2"><text:span text:style-name="Source_20_Text"><text:span text:style-name="T37"><text:s text:c="8"/></text:span></text:span><text:span text:style-name="Source_20_Text"><text:span text:style-name="T1">"</text:span></text:span><text:span text:style-name="Source_20_Text"><text:span text:style-name="T4">0</text:span></text:span><text:span text:style-name="Source_20_Text"><text:span text:style-name="T1">000": {</text:span></text:span></text:p>
      <text:p text:style-name="P2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2">Czarownica</text:span></text:span><text:span text:style-name="Source_20_Text"><text:span text:style-name="T1">": "</text:span></text:span><text:span text:style-name="Source_20_Text"><text:span text:style-name="T3">Witaj kluczniku, czego chcesz?</text:span></text:span><text:span text:style-name="Source_20_Text"><text:span text:style-name="T1">",</text:span></text:span></text:p>
      <text:p text:style-name="P2"><text:soft-page-break/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3">Klucznik</text:span></text:span><text:span text:style-name="Source_20_Text"><text:span text:style-name="T1">": {</text:span></text:span></text:p>
      <text:p text:style-name="P2"><text:span text:style-name="Source_20_Text"><text:span text:style-name="T37"><text:s text:c="16"/></text:span></text:span><text:span text:style-name="Source_20_Text"><text:span text:style-name="T1">"[1] </text:span></text:span><text:span text:style-name="Source_20_Text"><text:span text:style-name="T3">Miałem dziwny sen, potrafisz mi go wytłumaczyć czarownico?</text:span></text:span><text:span text:style-name="Source_20_Text"><text:span text:style-name="T1">": "</text:span></text:span><text:span text:style-name="Source_20_Text"><text:span text:style-name="T2">0001</text:span></text:span><text:span text:style-name="Source_20_Text"><text:span text:style-name="T1">",</text:span></text:span></text:p>
      <text:p text:style-name="P2"><text:span text:style-name="Source_20_Text"><text:span text:style-name="T37"><text:s text:c="16"/></text:span></text:span><text:span text:style-name="Source_20_Text"><text:span text:style-name="T1">"[2] </text:span></text:span><text:span text:style-name="Source_20_Text"><text:span text:style-name="T5">Czy</text:span></text:span><text:span text:style-name="Source_20_Text"><text:span text:style-name="T4"> </text:span></text:span><text:span text:style-name="Source_20_Text"><text:span text:style-name="T5">twoje usługi są płatne</text:span></text:span><text:span text:style-name="Source_20_Text"><text:span text:style-name="T4">?</text:span></text:span><text:span text:style-name="Source_20_Text"><text:span text:style-name="T1">":”</text:span></text:span><text:span text:style-name="Source_20_Text"><text:span text:style-name="T22">0002”</text:span></text:span><text:span text:style-name="Source_20_Text"><text:span text:style-name="T1">,</text:span></text:span></text:p>
      <text:p text:style-name="P2"><text:span text:style-name="Source_20_Text"><text:span text:style-name="T37"><text:s text:c="12"/></text:span></text:span><text:span text:style-name="Source_20_Text"><text:span text:style-name="T1">}</text:span></text:span></text:p>
      <text:p text:style-name="P2"><text:span text:style-name="Source_20_Text"><text:span text:style-name="T37"><text:s text:c="8"/></text:span></text:span><text:span text:style-name="Source_20_Text"><text:span text:style-name="T1">},</text:span></text:span></text:p>
      <text:p text:style-name="P2"><text:span text:style-name="Source_20_Text"><text:span text:style-name="T37"><text:s text:c="8"/></text:span></text:span><text:span text:style-name="Source_20_Text"><text:span text:style-name="T1">"0001": {</text:span></text:span></text:p>
      <text:p text:style-name="P2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4">Czarownica</text:span></text:span><text:span text:style-name="Source_20_Text"><text:span text:style-name="T1">":"</text:span></text:span><text:span text:style-name="Source_20_Text"><text:span text:style-name="T3">Potraf</text:span></text:span><text:span text:style-name="Source_20_Text"><text:span text:style-name="T5">i</text:span></text:span><text:span text:style-name="Source_20_Text"><text:span text:style-name="T4">ę.</text:span></text:span><text:span text:style-name="Source_20_Text"><text:span text:style-name="T1">",</text:span></text:span></text:p>
      <text:p text:style-name="P2"><text:span text:style-name="Source_20_Text"><text:span text:style-name="T37"><text:s text:c="12"/></text:span></text:span><text:span text:style-name="Source_20_Text"><text:span text:style-name="T1">"User":{</text:span></text:span></text:p>
      <text:p text:style-name="P2"><text:span text:style-name="Source_20_Text"><text:span text:style-name="T37"><text:s text:c="16"/></text:span></text:span><text:span text:style-name="Source_20_Text"><text:span text:style-name="T1">"[1] </text:span></text:span><text:span text:style-name="Source_20_Text"><text:span text:style-name="T21">Aha </text:span></text:span><text:span text:style-name="Source_20_Text"><text:span text:style-name="T5">ok</text:span></text:span><text:span text:style-name="Source_20_Text"><text:span text:style-name="T21">, chcesz czegoś w zamian?</text:span></text:span><text:span text:style-name="Source_20_Text"><text:span text:style-name="T1">": "000</text:span></text:span><text:span text:style-name="Source_20_Text"><text:span text:style-name="T22">2</text:span></text:span><text:span text:style-name="Source_20_Text"><text:span text:style-name="T1">",</text:span></text:span></text:p>
      <text:p text:style-name="P2"><text:span text:style-name="Source_20_Text"><text:span text:style-name="T37"><text:s text:c="12"/></text:span></text:span><text:span text:style-name="Source_20_Text"><text:span text:style-name="T1">}</text:span></text:span></text:p>
      <text:p text:style-name="P3"><text:span text:style-name="Source_20_Text"><text:span text:style-name="T37"><text:s text:c="8"/></text:span></text:span><text:span text:style-name="Source_20_Text"><text:span text:style-name="T1">},</text:span></text:span></text:p>
      <text:p text:style-name="P3"><text:span text:style-name="Source_20_Text"><text:span text:style-name="T1">"000</text:span></text:span><text:span text:style-name="Source_20_Text"><text:span text:style-name="T5">2</text:span></text:span><text:span text:style-name="Source_20_Text"><text:span text:style-name="T1">": {</text:span></text:span></text:p>
      <text:p text:style-name="P3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4">Czarownica</text:span></text:span><text:span text:style-name="Source_20_Text"><text:span text:style-name="T1">":"</text:span></text:span><text:span text:style-name="Source_20_Text"><text:span text:style-name="T5">Usługa za usługę, ale to w przyszłości. Z czym do mnie przychodzisz?</text:span></text:span><text:span text:style-name="Source_20_Text"><text:span text:style-name="T1">",</text:span></text:span></text:p>
      <text:p text:style-name="P3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5">Klucznik</text:span></text:span><text:span text:style-name="Source_20_Text"><text:span text:style-name="T1">":{</text:span></text:span></text:p>
      <text:p text:style-name="P4"><text:span text:style-name="Source_20_Text"><text:span text:style-name="T1"><text:tab/><text:tab/><text:tab/>"</text:span></text:span><text:span text:style-name="Source_20_Text"><text:span text:style-name="T23">[1] </text:span></text:span><text:span text:style-name="Source_20_Text"><text:span text:style-name="T6">Miałem dziwny sen, widziałem w nim wielkie bogactwa, złoty pałac i siebie jako władcę. Na końcu pojawił się duch, pokazał abym za nim szedł. </text:span></text:span><text:span text:style-name="Source_20_Text"><text:span text:style-name="T7">G</text:span></text:span><text:span text:style-name="Source_20_Text"><text:span text:style-name="T6">dyby nie to, </text:span></text:span><text:span text:style-name="Source_20_Text"><text:span text:style-name="T7">że </text:span></text:span><text:span text:style-name="Source_20_Text"><text:span text:style-name="T6">sen pojawi</text:span></text:span><text:span text:style-name="Source_20_Text"><text:span text:style-name="T18">ł</text:span></text:span><text:span text:style-name="Source_20_Text"><text:span text:style-name="T6"> się już 3 raz, </text:span></text:span><text:span text:style-name="Source_20_Text"><text:span text:style-name="T7">to bym do Ciebie nie przyszedł, ale stwierdziłem że to może być jakiś znak</text:span></text:span><text:span text:style-name="Source_20_Text"><text:span text:style-name="T1">" : "000</text:span></text:span><text:span text:style-name="Source_20_Text"><text:span text:style-name="T7">3</text:span></text:span><text:span text:style-name="Source_20_Text"><text:span text:style-name="T1">"</text:span></text:span></text:p>
      <text:p text:style-name="P3"><text:span text:style-name="Source_20_Text"><text:span text:style-name="T37"><text:s text:c="12"/></text:span></text:span><text:span text:style-name="Source_20_Text"><text:span text:style-name="T1">}</text:span></text:span></text:p>
      <text:p text:style-name="P3"><text:span text:style-name="Source_20_Text"><text:span text:style-name="T39"><text:s text:c="8"/></text:span></text:span><text:span text:style-name="Source_20_Text"><text:span text:style-name="T1">},</text:span></text:span></text:p>
      <text:p text:style-name="P3"><text:span text:style-name="Source_20_Text"><text:span text:style-name="T1"/></text:span></text:p>
      <text:p text:style-name="P5"><text:span text:style-name="Source_20_Text"><text:span text:style-name="T1"><text:tab/>"000</text:span></text:span><text:span text:style-name="Source_20_Text"><text:span text:style-name="T7">3</text:span></text:span><text:span text:style-name="Source_20_Text"><text:span text:style-name="T1">": {</text:span></text:span></text:p>
      <text:p text:style-name="P5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4">Czarownica</text:span></text:span><text:span text:style-name="Source_20_Text"><text:span text:style-name="T1">":"</text:span></text:span><text:span text:style-name="Source_20_Text"><text:span text:style-name="T7">Tak faktycznie, to znak, zgaduje że duch chce się z tobą porozumieć, ale czy ty chcesz porozumieć się z nim?</text:span></text:span><text:span text:style-name="Source_20_Text"><text:span text:style-name="T1">",</text:span></text:span></text:p>
      <text:p text:style-name="P5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5">Klucznik</text:span></text:span><text:span text:style-name="Source_20_Text"><text:span text:style-name="T1">":{</text:span></text:span></text:p>
      <text:p text:style-name="P5"><text:span text:style-name="Source_20_Text"><text:span text:style-name="T1"><text:tab/><text:tab/><text:tab/>"</text:span></text:span><text:span text:style-name="Source_20_Text"><text:span text:style-name="T23">[1] </text:span></text:span><text:span text:style-name="Source_20_Text"><text:span text:style-name="T7">Tak, bez wahania</text:span></text:span><text:span text:style-name="Source_20_Text"><text:span text:style-name="T1">" : "000</text:span></text:span><text:span text:style-name="Source_20_Text"><text:span text:style-name="T7">4</text:span></text:span><text:span text:style-name="Source_20_Text"><text:span text:style-name="T1">",</text:span></text:span></text:p>
      <text:p text:style-name="P5"><text:span text:style-name="Source_20_Text"><text:span text:style-name="T1"><text:tab/><text:tab/><text:tab/>"</text:span></text:span><text:span text:style-name="Source_20_Text"><text:span text:style-name="T23">[</text:span></text:span><text:span text:style-name="Source_20_Text"><text:span text:style-name="T24">2</text:span></text:span><text:span text:style-name="Source_20_Text"><text:span text:style-name="T23">] </text:span></text:span><text:span text:style-name="Source_20_Text"><text:span text:style-name="T7">Czy coś mi grozi?</text:span></text:span><text:span text:style-name="Source_20_Text"><text:span text:style-name="T1">" : "000</text:span></text:span><text:span text:style-name="Source_20_Text"><text:span text:style-name="T7">5</text:span></text:span></text:p>
      <text:p text:style-name="P5"><text:span text:style-name="Source_20_Text"><text:span text:style-name="T37"><text:s text:c="12"/></text:span></text:span><text:span text:style-name="Source_20_Text"><text:span text:style-name="T1">}</text:span></text:span></text:p>
      <text:p text:style-name="P5"><text:span text:style-name="Source_20_Text"><text:span text:style-name="T39"><text:s text:c="8"/></text:span></text:span><text:span text:style-name="Source_20_Text"><text:span text:style-name="T1">},</text:span></text:span></text:p>
      <text:p text:style-name="P6"><text:span text:style-name="Source_20_Text"><text:span text:style-name="T1">"000</text:span></text:span><text:span text:style-name="Source_20_Text"><text:span text:style-name="T7">4</text:span></text:span><text:span text:style-name="Source_20_Text"><text:span text:style-name="T1">": {</text:span></text:span></text:p>
      <text:p text:style-name="P5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4">Czarownica</text:span></text:span><text:span text:style-name="Source_20_Text"><text:span text:style-name="T1">":"</text:span></text:span><text:span text:style-name="Source_20_Text"><text:span text:style-name="T7">Zatem jest jeden sposób, ale możesz wykorzystać to zaklęcie na siebie tylko raz, czar kontaktu, przez minutę będziesz mógł widzieć </text:span></text:span><text:span text:style-name="Source_20_Text"><text:span text:style-name="T18">duchy z zaświatów</text:span></text:span><text:span text:style-name="Source_20_Text"><text:span text:style-name="T7"> </text:span></text:span><text:span text:style-name="Source_20_Text"><text:span text:style-name="T8">i rozumieć co mówią. </text:span></text:span><text:span text:style-name="Source_20_Text"><text:span text:style-name="T10">Zaczynam obrzęd, nic nie mów. </text:span></text:span><text:span text:style-name="Source_20_Text"><text:span text:style-name="T1">",</text:span></text:span></text:p>
      <text:p text:style-name="P5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5">Klucznik</text:span></text:span><text:span text:style-name="Source_20_Text"><text:span text:style-name="T1">":{</text:span></text:span></text:p>
      <text:p text:style-name="P8"><text:span text:style-name="Source_20_Text"><text:span text:style-name="T1"><text:tab/><text:tab/><text:tab/>"</text:span></text:span><text:span text:style-name="Source_20_Text"><text:span text:style-name="T23">[1]</text:span></text:span><text:span text:style-name="Source_20_Text"><text:span text:style-name="T25"> Nic nie chce zeby tu mowil ;\</text:span></text:span><text:span text:style-name="Source_20_Text"><text:span text:style-name="T23">"</text:span></text:span><text:span text:style-name="Source_20_Text"><text:span text:style-name="T1"> : "000</text:span></text:span><text:span text:style-name="Source_20_Text"><text:span text:style-name="T7">4</text:span></text:span><text:span text:style-name="Source_20_Text"><text:span text:style-name="T1">",</text:span></text:span></text:p>
      <text:p text:style-name="P5"><text:span text:style-name="Source_20_Text"><text:span text:style-name="T37"><text:s text:c="12"/></text:span></text:span><text:span text:style-name="Source_20_Text"><text:span text:style-name="T1">}</text:span></text:span></text:p>
      <text:p text:style-name="P5"><text:span text:style-name="Source_20_Text"><text:span text:style-name="T39"><text:s text:c="8"/></text:span></text:span><text:span text:style-name="Source_20_Text"><text:span text:style-name="T1">},</text:span></text:span></text:p>
      <text:p text:style-name="P20"><text:span text:style-name="Source_20_Text"><text:span text:style-name="T1">"000</text:span></text:span><text:span text:style-name="Source_20_Text"><text:span text:style-name="T8">5</text:span></text:span><text:span text:style-name="Source_20_Text"><text:span text:style-name="T1">": {</text:span></text:span></text:p>
      <text:p text:style-name="P8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4">Czarownica</text:span></text:span><text:span text:style-name="Source_20_Text"><text:span text:style-name="T1">":"</text:span></text:span><text:span text:style-name="Source_20_Text"><text:span text:style-name="T8">Już wielu przez te 400 lat przychodziło do mnie z podobną prośbą, niektórym nie udało się wrócić z zaświatów, jednak innym rozmowa z duchem pomogła w życiu ziemskim</text:span></text:span><text:span text:style-name="Source_20_Text"><text:span text:style-name="T1">",</text:span></text:span></text:p>
      <text:p text:style-name="P8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5">Klucznik</text:span></text:span><text:span text:style-name="Source_20_Text"><text:span text:style-name="T1">":{</text:span></text:span></text:p>
      <text:p text:style-name="P8"><text:soft-page-break/><text:span text:style-name="Source_20_Text"><text:span text:style-name="T1"><text:tab/><text:tab/><text:tab/>"</text:span></text:span><text:span text:style-name="Source_20_Text"><text:span text:style-name="T23">[1] </text:span></text:span><text:span text:style-name="Source_20_Text"><text:span text:style-name="T25">Nie mam wyjścia, zrób to</text:span></text:span><text:span text:style-name="Source_20_Text"><text:span text:style-name="T23">"</text:span></text:span><text:span text:style-name="Source_20_Text"><text:span text:style-name="T1"> : "000</text:span></text:span><text:span text:style-name="Source_20_Text"><text:span text:style-name="T7">4</text:span></text:span><text:span text:style-name="Source_20_Text"><text:span text:style-name="T1">",</text:span></text:span></text:p>
      <text:p text:style-name="P8"><text:span text:style-name="Source_20_Text"><text:span text:style-name="T37"><text:s text:c="12"/></text:span></text:span><text:span text:style-name="Source_20_Text"><text:span text:style-name="T1">}</text:span></text:span></text:p>
      <text:p text:style-name="P8"><text:span text:style-name="Source_20_Text"><text:span text:style-name="T39"><text:s text:c="8"/></text:span></text:span><text:span text:style-name="Source_20_Text"><text:span text:style-name="T1">},</text:span></text:span></text:p>
      <text:p text:style-name="P22"><text:span text:style-name="Source_20_Text"><text:span text:style-name="T1">"000</text:span></text:span><text:span text:style-name="Source_20_Text"><text:span text:style-name="T12">8</text:span></text:span><text:span text:style-name="Source_20_Text"><text:span text:style-name="T1">": {</text:span></text:span></text:p>
      <text:p text:style-name="P10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4">Czarownica</text:span></text:span><text:span text:style-name="Source_20_Text"><text:span text:style-name="T1">":</text:span></text:span><text:span text:style-name="Source_20_Text"><text:span text:style-name="T12">To już koniec, żegnaj</text:span></text:span><text:span text:style-name="Source_20_Text"><text:span text:style-name="T1">",</text:span></text:span></text:p>
      <text:p text:style-name="P10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5">Klucznik</text:span></text:span><text:span text:style-name="Source_20_Text"><text:span text:style-name="T1">":{</text:span></text:span></text:p>
      <text:p text:style-name="P10"><text:span text:style-name="Source_20_Text"><text:span text:style-name="T1"><text:tab/><text:tab/><text:tab/>"</text:span></text:span><text:span text:style-name="Source_20_Text"><text:span text:style-name="T23">[1]</text:span></text:span><text:span text:style-name="Source_20_Text"><text:span text:style-name="T25"> </text:span></text:span><text:span text:style-name="Source_20_Text"><text:span text:style-name="T31">Dziękuję czarownico</text:span></text:span><text:span text:style-name="Source_20_Text"><text:span text:style-name="T23">"</text:span></text:span><text:span text:style-name="Source_20_Text"><text:span text:style-name="T1"> : "</text:span></text:span><text:span text:style-name="Source_20_Text"><text:span text:style-name="T12">9999</text:span></text:span><text:span text:style-name="Source_20_Text"><text:span text:style-name="T1">",</text:span></text:span></text:p>
      <text:p text:style-name="P10"><text:span text:style-name="Source_20_Text"><text:span text:style-name="T37"><text:s text:c="12"/></text:span></text:span><text:span text:style-name="Source_20_Text"><text:span text:style-name="T1">}</text:span></text:span></text:p>
      <text:p text:style-name="P10"><text:span text:style-name="Source_20_Text"><text:span text:style-name="T39"><text:s text:c="8"/></text:span></text:span><text:span text:style-name="Source_20_Text"><text:span text:style-name="T1">},</text:span></text:span></text:p>
      <text:p text:style-name="P2"><text:span text:style-name="Source_20_Text"><text:span text:style-name="T37"><text:s text:c="4"/></text:span></text:span><text:span text:style-name="Source_20_Text"><text:span text:style-name="T1">},</text:span></text:span></text:p>
      <text:p text:style-name="P2"><text:span text:style-name="Source_20_Text"><text:span text:style-name="T1"/></text:span></text:p>
      <text:p text:style-name="P2"><text:span text:style-name="Source_20_Text"><text:span text:style-name="T37"><text:s text:c="3"/></text:span></text:span><text:span text:style-name="Source_20_Text"><text:span text:style-name="T1">"</text:span></text:span><text:span text:style-name="Source_20_Text"><text:span text:style-name="T26">Gienia</text:span></text:span><text:span text:style-name="Source_20_Text"><text:span text:style-name="T1">": {</text:span></text:span></text:p>
      <text:p text:style-name="P2"><text:span text:style-name="Source_20_Text"><text:span text:style-name="T37"><text:s text:c="8"/></text:span></text:span><text:span text:style-name="Source_20_Text"><text:span text:style-name="T1">"000</text:span></text:span><text:span text:style-name="Source_20_Text"><text:span text:style-name="T10">6</text:span></text:span><text:span text:style-name="Source_20_Text"><text:span text:style-name="T1">": {</text:span></text:span></text:p>
      <text:p text:style-name="P2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0">Gienia</text:span></text:span><text:span text:style-name="Source_20_Text"><text:span text:style-name="T1">": "</text:span></text:span><text:span text:style-name="Source_20_Text"><text:span text:style-name="T26">Nareszcie, naczekałam się trochę</text:span></text:span><text:span text:style-name="Source_20_Text"><text:span text:style-name="T1">",</text:span></text:span></text:p>
      <text:p text:style-name="P2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3">Klucznik</text:span></text:span><text:span text:style-name="Source_20_Text"><text:span text:style-name="T1">": {</text:span></text:span></text:p>
      <text:p text:style-name="P2"><text:span text:style-name="Source_20_Text"><text:span text:style-name="T37"><text:s text:c="16"/></text:span></text:span><text:span text:style-name="Source_20_Text"><text:span text:style-name="T1">"</text:span></text:span><text:span text:style-name="Source_20_Text"><text:span text:style-name="T10">Witaj, nie mamy czasu wyjaw mi wreszcie, co próbowałaś mi przekazać, mamy tylko minutę</text:span></text:span><text:span text:style-name="Source_20_Text"><text:span text:style-name="T1">" : "000</text:span></text:span><text:span text:style-name="Source_20_Text"><text:span text:style-name="T10">7</text:span></text:span><text:span text:style-name="Source_20_Text"><text:span text:style-name="T1">"</text:span></text:span></text:p>
      <text:p text:style-name="P2"><text:span text:style-name="Source_20_Text"><text:span text:style-name="T37"><text:s text:c="12"/></text:span></text:span><text:span text:style-name="Source_20_Text"><text:span text:style-name="T1">},</text:span></text:span></text:p>
      <text:p text:style-name="P21"><text:span text:style-name="Source_20_Text"><text:span text:style-name="T1">"000</text:span></text:span><text:span text:style-name="Source_20_Text"><text:span text:style-name="T10">7</text:span></text:span><text:span text:style-name="Source_20_Text"><text:span text:style-name="T1">": {</text:span></text:span></text:p>
      <text:p text:style-name="P9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0">Gie</text:span></text:span><text:span text:style-name="Source_20_Text"><text:span text:style-name="T12">ni</text:span></text:span><text:span text:style-name="Source_20_Text"><text:span text:style-name="T10">a</text:span></text:span><text:span text:style-name="Source_20_Text"><text:span text:style-name="T1">": "</text:span></text:span><text:span text:style-name="Source_20_Text"><text:span text:style-name="T26">Mam dla ciebie propozycje nie do odrzucenia, dam ci władzę i bogactwo, jeśli zrobisz co powiem. </text:span></text:span><text:span text:style-name="Source_20_Text"><text:span text:style-name="T27">Musisz zemścić się na królu, na tym niepohamowanym potworze. To przez niego tu jestem, zamordował mnie </text:span></text:span><text:span text:style-name="Source_20_Text"><text:span text:style-name="T11">30 lat temu</text:span></text:span><text:span text:style-name="Source_20_Text"><text:span text:style-name="T28">. Byłam kucharką na jego dworze, gotowałam nienaganne potrawy, ale raz popełniłam mały błąd, dodałam do makaronu zwykłe jaja, zamiast przepiórczych. Nie miał litości, kazał mnie wrzucić do gara razem z gotującym się makaronem. </text:span></text:span><text:span text:style-name="Source_20_Text"><text:span text:style-name="T29">Chce żeby także przez niego zginął. Otruj makaron i podaj mu go…...</text:span></text:span><text:span text:style-name="Source_20_Text"><text:span text:style-name="T1">",</text:span></text:span></text:p>
      <text:p text:style-name="P9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3">Klucznik</text:span></text:span><text:span text:style-name="Source_20_Text"><text:span text:style-name="T1">": {</text:span></text:span></text:p>
      <text:p text:style-name="P9"><text:span text:style-name="Source_20_Text"><text:span text:style-name="T37"><text:s text:c="16"/></text:span></text:span><text:span text:style-name="Source_20_Text"><text:span text:style-name="T1">"</text:span></text:span><text:span text:style-name="Source_20_Text"><text:span text:style-name="T12">Zniknęła i nawet nie wyjawiła mi imienia… Jak według niej zdobędę władzę?</text:span></text:span><text:span text:style-name="Source_20_Text"><text:span text:style-name="T1">" : "000</text:span></text:span><text:span text:style-name="Source_20_Text"><text:span text:style-name="T12">8</text:span></text:span><text:span text:style-name="Source_20_Text"><text:span text:style-name="T1">"</text:span></text:span></text:p>
      <text:p text:style-name="P9"><text:span text:style-name="Source_20_Text"><text:span text:style-name="T39"><text:s text:c="12"/></text:span></text:span><text:span text:style-name="Source_20_Text"><text:span text:style-name="T1">},</text:span></text:span></text:p>
      <text:p text:style-name="P2"><text:span text:style-name="Source_20_Text"><text:span text:style-name="T37"><text:s text:c="8"/></text:span></text:span><text:span text:style-name="Source_20_Text"><text:span text:style-name="T1">}</text:span></text:span></text:p>
      <text:p text:style-name="P2"><text:span text:style-name="Source_20_Text"><text:span text:style-name="T37"><text:s text:c="4"/></text:span></text:span><text:span text:style-name="Source_20_Text"><text:span text:style-name="T38">}</text:span></text:span></text:p>
      <text:p text:style-name="P2"><text:span text:style-name="Source_20_Text"><text:span text:style-name="T38"/></text:span></text:p>
      <text:p text:style-name="P2"/>
      <text:p text:style-name="P2"/>
      <text:p text:style-name="P2"/>
      <text:p text:style-name="P11"><text:span text:style-name="Source_20_Text"><text:span text:style-name="T37"><text:s text:c="3"/></text:span></text:span><text:span text:style-name="Source_20_Text"><text:span text:style-name="T1">"</text:span></text:span><text:span text:style-name="Source_20_Text"><text:span text:style-name="T13">Kucharz1</text:span></text:span><text:span text:style-name="Source_20_Text"><text:span text:style-name="T1">": {</text:span></text:span></text:p>
      <text:p text:style-name="P11"><text:span text:style-name="Source_20_Text"><text:span text:style-name="T37"><text:s text:c="8"/></text:span></text:span><text:span text:style-name="Source_20_Text"><text:span text:style-name="T1">"000</text:span></text:span><text:span text:style-name="Source_20_Text"><text:span text:style-name="T13">9</text:span></text:span><text:span text:style-name="Source_20_Text"><text:span text:style-name="T1">": {</text:span></text:span></text:p>
      <text:p text:style-name="P11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3">Kucharz1</text:span></text:span><text:span text:style-name="Source_20_Text"><text:span text:style-name="T1">": "</text:span></text:span><text:span text:style-name="Source_20_Text"><text:span text:style-name="T13">Co </text:span></text:span><text:span text:style-name="Source_20_Text"><text:span text:style-name="T14">cie sprowadza?</text:span></text:span><text:span text:style-name="Source_20_Text"><text:span text:style-name="T1">",</text:span></text:span></text:p>
      <text:p text:style-name="P11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3">Klucznik</text:span></text:span><text:span text:style-name="Source_20_Text"><text:span text:style-name="T1">": {</text:span></text:span></text:p>
      <text:p text:style-name="P11"><text:span text:style-name="Source_20_Text"><text:span text:style-name="T37"><text:s text:c="16"/></text:span></text:span><text:span text:style-name="Source_20_Text"><text:span text:style-name="T1">"</text:span></text:span><text:span text:style-name="Source_20_Text"><text:span text:style-name="T33">[1] </text:span></text:span><text:span text:style-name="Source_20_Text"><text:span text:style-name="T14">Czy pracowałeś tu 30 lat temu Teodorze?</text:span></text:span><text:span text:style-name="Source_20_Text"><text:span text:style-name="T1">" : "00</text:span></text:span><text:span text:style-name="Source_20_Text"><text:span text:style-name="T14">10</text:span></text:span><text:span text:style-name="Source_20_Text"><text:span text:style-name="T1">"</text:span></text:span></text:p>
      <text:p text:style-name="P12"><text:span text:style-name="Source_20_Text"><text:span text:style-name="T1">"</text:span></text:span><text:span text:style-name="Source_20_Text"><text:span text:style-name="T33">[</text:span></text:span><text:span text:style-name="Source_20_Text"><text:span text:style-name="T14">2</text:span></text:span><text:span text:style-name="Source_20_Text"><text:span text:style-name="T33">] </text:span></text:span><text:span text:style-name="Source_20_Text"><text:span text:style-name="T14">Kojarzysz jakieś morderstwo, które miało miejsce w kuchni?</text:span></text:span><text:span text:style-name="Source_20_Text"><text:span text:style-name="T1">" : "00</text:span></text:span><text:span text:style-name="Source_20_Text"><text:span text:style-name="T14">11</text:span></text:span><text:span text:style-name="Source_20_Text"><text:span text:style-name="T1">"</text:span></text:span></text:p>
      <text:p text:style-name="P11"><text:span text:style-name="Source_20_Text"><text:span text:style-name="T37"><text:s text:c="12"/></text:span></text:span><text:span text:style-name="Source_20_Text"><text:span text:style-name="T1">},</text:span></text:span></text:p>
      <text:p text:style-name="P23"><text:span text:style-name="Source_20_Text"><text:span text:style-name="T1">"00</text:span></text:span><text:span text:style-name="Source_20_Text"><text:span text:style-name="T19">10</text:span></text:span><text:span text:style-name="Source_20_Text"><text:span text:style-name="T1">": {</text:span></text:span></text:p>
      <text:p text:style-name="P11"><text:soft-page-break/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4">Kucharz1</text:span></text:span><text:span text:style-name="Source_20_Text"><text:span text:style-name="T1">": "</text:span></text:span><text:span text:style-name="Source_20_Text"><text:span text:style-name="T33">Tak, nawet 50. Zacząłem pracę w 1241. Różne rzeczy się wtedy działy...</text:span></text:span><text:span text:style-name="Source_20_Text"><text:span text:style-name="T1">",</text:span></text:span></text:p>
      <text:p text:style-name="P11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3">Klucznik</text:span></text:span><text:span text:style-name="Source_20_Text"><text:span text:style-name="T1">": {</text:span></text:span></text:p>
      <text:p text:style-name="P11"><text:span text:style-name="Source_20_Text"><text:span text:style-name="T37"><text:s text:c="16"/></text:span></text:span><text:span text:style-name="Source_20_Text"><text:span text:style-name="T1">"</text:span></text:span><text:span text:style-name="Source_20_Text"><text:span text:style-name="T15">Moje pytanie właśnie tego dotyczy</text:span></text:span><text:span text:style-name="Source_20_Text"><text:span text:style-name="T33">, czy kojarzysz kobietę, </text:span></text:span><text:span text:style-name="Source_20_Text"><text:span text:style-name="T34">która została skazana za dodanie złych jaj do makaronu</text:span></text:span><text:span text:style-name="Source_20_Text"><text:span text:style-name="T1">" : "00</text:span></text:span><text:span text:style-name="Source_20_Text"><text:span text:style-name="T14">1</text:span></text:span><text:span text:style-name="Source_20_Text"><text:span text:style-name="T15">2</text:span></text:span><text:span text:style-name="Source_20_Text"><text:span text:style-name="T1">"</text:span></text:span></text:p>
      <text:p text:style-name="P11"><text:span text:style-name="Source_20_Text"><text:span text:style-name="T39"><text:s text:c="11"/></text:span></text:span><text:span text:style-name="Source_20_Text"><text:span text:style-name="T1">},</text:span></text:span></text:p>
      <text:p text:style-name="P11"><text:span text:style-name="Source_20_Text"><text:span text:style-name="T37"><text:s text:c="8"/></text:span></text:span><text:span text:style-name="Source_20_Text"><text:span text:style-name="T1">},</text:span></text:span></text:p>
      <text:p text:style-name="P24"><text:span text:style-name="Source_20_Text"><text:span text:style-name="T1">"00</text:span></text:span><text:span text:style-name="Source_20_Text"><text:span text:style-name="T19">11</text:span></text:span><text:span text:style-name="Source_20_Text"><text:span text:style-name="T1">": {</text:span></text:span></text:p>
      <text:p text:style-name="P12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0">Gie</text:span></text:span><text:span text:style-name="Source_20_Text"><text:span text:style-name="T12">ni</text:span></text:span><text:span text:style-name="Source_20_Text"><text:span text:style-name="T10">a</text:span></text:span><text:span text:style-name="Source_20_Text"><text:span text:style-name="T1">": "</text:span></text:span><text:span text:style-name="Source_20_Text"><text:span text:style-name="T14">Nic nie wiem, jestem zajęty</text:span></text:span><text:span text:style-name="Source_20_Text"><text:span text:style-name="T1">",</text:span></text:span></text:p>
      <text:p text:style-name="P12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3">Klucznik</text:span></text:span><text:span text:style-name="Source_20_Text"><text:span text:style-name="T1">": {</text:span></text:span></text:p>
      <text:p text:style-name="P12"><text:span text:style-name="Source_20_Text"><text:span text:style-name="T37"><text:s text:c="16"/></text:span></text:span><text:span text:style-name="Source_20_Text"><text:span text:style-name="T1">"</text:span></text:span><text:span text:style-name="Source_20_Text"><text:span text:style-name="T14">Przepraszam, że przeszkodziłem...</text:span></text:span><text:span text:style-name="Source_20_Text"><text:span text:style-name="T1">" : "</text:span></text:span><text:span text:style-name="Source_20_Text"><text:span text:style-name="T34">9999</text:span></text:span><text:span text:style-name="Source_20_Text"><text:span text:style-name="T1">"</text:span></text:span></text:p>
      <text:p text:style-name="P12"><text:span text:style-name="Source_20_Text"><text:span text:style-name="T39"><text:s text:c="12"/></text:span></text:span><text:span text:style-name="Source_20_Text"><text:span text:style-name="T1">},</text:span></text:span></text:p>
      <text:p text:style-name="P12"><text:span text:style-name="Source_20_Text"><text:span text:style-name="T39"><text:s text:c="8"/></text:span></text:span><text:span text:style-name="Source_20_Text"><text:span text:style-name="T1">}</text:span></text:span></text:p>
      <text:p text:style-name="P11"><text:span text:style-name="Source_20_Text"><text:span text:style-name="T40"><text:s text:c="4"/></text:span></text:span><text:span text:style-name="Source_20_Text"><text:span text:style-name="T32">},</text:span></text:span></text:p>
      <text:p text:style-name="P25"><text:span text:style-name="Source_20_Text"><text:span text:style-name="T1">"00</text:span></text:span><text:span text:style-name="Source_20_Text"><text:span text:style-name="T19">1</text:span></text:span><text:span text:style-name="Source_20_Text"><text:span text:style-name="T20">2</text:span></text:span><text:span text:style-name="Source_20_Text"><text:span text:style-name="T1">": {</text:span></text:span></text:p>
      <text:p text:style-name="P13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4">Kucharz1</text:span></text:span><text:span text:style-name="Source_20_Text"><text:span text:style-name="T1">": "</text:span></text:span><text:span text:style-name="Source_20_Text"><text:span text:style-name="T16">Tak pamiętam ją, pi</text:span></text:span><text:span text:style-name="Source_20_Text"><text:span text:style-name="T30">ękna kobieta miała wielu zalotników,chodziły plotki, że nawet samego króla uwiodła”</text:span></text:span></text:p>
      <text:p text:style-name="P13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3">Klucznik</text:span></text:span><text:span text:style-name="Source_20_Text"><text:span text:style-name="T1">": {</text:span></text:span></text:p>
      <text:p text:style-name="P13"><text:span text:style-name="Source_20_Text"><text:span text:style-name="T37"><text:s text:c="16"/></text:span></text:span><text:span text:style-name="Source_20_Text"><text:span text:style-name="T1">"</text:span></text:span><text:span text:style-name="Source_20_Text"><text:span text:style-name="T36">[1]</text:span></text:span><text:span text:style-name="Source_20_Text"><text:span text:style-name="T9">C</text:span></text:span><text:span text:style-name="Source_20_Text"><text:span text:style-name="T1">iekawe</text:span></text:span><text:span text:style-name="Source_20_Text"><text:span text:style-name="T14">,</text:span></text:span><text:span text:style-name="Source_20_Text"><text:span text:style-name="T15"> </text:span></text:span><text:span text:style-name="Source_20_Text"><text:span text:style-name="T1">to nie on ją skazał na śmierć?”:”</text:span></text:span><text:span text:style-name="Source_20_Text"><text:span text:style-name="T35">0013”,</text:span></text:span></text:p>
      <text:p text:style-name="P14"><text:span text:style-name="Source_20_Text"><text:span text:style-name="T1"><text:tab/><text:tab/> <text:s text:c="7"/>"</text:span></text:span><text:span text:style-name="Source_20_Text"><text:span text:style-name="T36">[2]Co więcej wiesz?</text:span></text:span><text:span text:style-name="Source_20_Text"><text:span text:style-name="T1">”:”</text:span></text:span><text:span text:style-name="Source_20_Text"><text:span text:style-name="T36">0011”</text:span></text:span></text:p>
      <text:p text:style-name="P13"><text:span text:style-name="Source_20_Text"><text:span text:style-name="T39"><text:s text:c="11"/></text:span></text:span><text:span text:style-name="Source_20_Text"><text:span text:style-name="T1">},</text:span></text:span></text:p>
      <text:p text:style-name="P13"><text:span text:style-name="Source_20_Text"><text:span text:style-name="T40"><text:s text:c="8"/></text:span></text:span><text:span text:style-name="Source_20_Text"><text:span text:style-name="T32">},</text:span></text:span></text:p>
      <text:p text:style-name="P26"><text:span text:style-name="Source_20_Text"><text:span text:style-name="T1">"00</text:span></text:span><text:span text:style-name="Source_20_Text"><text:span text:style-name="T19">1</text:span></text:span><text:span text:style-name="Source_20_Text"><text:span text:style-name="T20">2</text:span></text:span><text:span text:style-name="Source_20_Text"><text:span text:style-name="T1">": {</text:span></text:span></text:p>
      <text:p text:style-name="P15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4">Kucharz1</text:span></text:span><text:span text:style-name="Source_20_Text"><text:span text:style-name="T1">": "</text:span></text:span><text:span text:style-name="Source_20_Text"><text:span text:style-name="T16">Tak pamiętam ją, pi</text:span></text:span><text:span text:style-name="Source_20_Text"><text:span text:style-name="T30">ękna kobieta miała wielu zalotników,chodziły plotki, że nawet samego króla uwiodła”</text:span></text:span></text:p>
      <text:p text:style-name="P15"><text:span text:style-name="Source_20_Text"><text:span text:style-name="T37"><text:s text:c="12"/></text:span></text:span><text:span text:style-name="Source_20_Text"><text:span text:style-name="T1">"</text:span></text:span><text:span text:style-name="Source_20_Text"><text:span text:style-name="T13">Klucznik</text:span></text:span><text:span text:style-name="Source_20_Text"><text:span text:style-name="T1">": {</text:span></text:span></text:p>
      <text:p text:style-name="P15"><text:span text:style-name="Source_20_Text"><text:span text:style-name="T37"><text:s text:c="16"/></text:span></text:span><text:span text:style-name="Source_20_Text"><text:span text:style-name="T1">"</text:span></text:span><text:span text:style-name="Source_20_Text"><text:span text:style-name="T36">[1]</text:span></text:span><text:span text:style-name="Source_20_Text"><text:span text:style-name="T9">C</text:span></text:span><text:span text:style-name="Source_20_Text"><text:span text:style-name="T1">iekawe</text:span></text:span><text:span text:style-name="Source_20_Text"><text:span text:style-name="T14">,</text:span></text:span><text:span text:style-name="Source_20_Text"><text:span text:style-name="T15"> </text:span></text:span><text:span text:style-name="Source_20_Text"><text:span text:style-name="T1">to nie on ją skazał na śmierć?”:”</text:span></text:span><text:span text:style-name="Source_20_Text"><text:span text:style-name="T35">0013”,</text:span></text:span></text:p>
      <text:p text:style-name="P15"><text:span text:style-name="Source_20_Text"><text:span text:style-name="T1"><text:tab/><text:tab/> <text:s text:c="7"/>"</text:span></text:span><text:span text:style-name="Source_20_Text"><text:span text:style-name="T36">[2]Co więcej wiesz?</text:span></text:span><text:span text:style-name="Source_20_Text"><text:span text:style-name="T1">”:”</text:span></text:span><text:span text:style-name="Source_20_Text"><text:span text:style-name="T36">0011”</text:span></text:span></text:p>
      <text:p text:style-name="P15"><text:span text:style-name="Source_20_Text"><text:span text:style-name="T39"><text:s text:c="11"/></text:span></text:span><text:span text:style-name="Source_20_Text"><text:span text:style-name="T1">},</text:span></text:span></text:p>
      <text:p text:style-name="P15"><text:span text:style-name="Source_20_Text"><text:span text:style-name="T40"><text:s text:c="8"/></text:span></text:span><text:span text:style-name="Source_20_Text"><text:span text:style-name="T32">},</text:span></text:span></text:p>
      <text:p text:style-name="P2"><text:span text:style-name="Source_20_Text"><text:span text:style-name="T1">}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0:57:25.747120578</meta:creation-date>
    <meta:editing-duration>PT20M34S</meta:editing-duration>
    <meta:editing-cycles>3</meta:editing-cycles>
    <meta:generator>LibreOffice/6.4.7.2$Linux_X86_64 LibreOffice_project/40$Build-2</meta:generator>
    <dc:date>2022-07-11T13:30:35.657074596</dc:date>
    <meta:document-statistic meta:table-count="0" meta:image-count="0" meta:object-count="0" meta:page-count="5" meta:paragraph-count="167" meta:word-count="1271" meta:character-count="8579" meta:non-whitespace-character-count="6614"/>
  </office:meta>
</office:document-meta>
</file>